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w Cen MT" svg:font-family="'Tw Cen MT'"/>
    <style:font-face style:name="Verdana1" svg:font-family="Verdan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 style:list-style-name="L2">
      <style:graphic-properties draw:stroke="solid" svg:stroke-width="0.044cm" svg:stroke-color="#62a39f" draw:fill="solid" draw:fill-color="#ffffff" draw:textarea-vertical-align="middle" draw:auto-grow-height="false" draw:fit-to-size="false" style:shrink-to-fit="false" fo:min-height="1.194cm" fo:min-width="2.743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Default_5f_1" style:list-style-name="L2">
      <style:graphic-properties draw:stroke="solid" svg:stroke-width="0.044cm" svg:stroke-color="#62a39f" draw:fill="solid" draw:fill-color="#ffffff" draw:textarea-vertical-align="middle" draw:auto-grow-height="false" draw:fit-to-size="false" style:shrink-to-fit="false" fo:min-height="1.194cm" fo:min-width="2.743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Default_5f_1" style:list-style-name="L2">
      <style:graphic-properties draw:stroke="solid" svg:stroke-width="0.044cm" svg:stroke-color="#62a39f" draw:fill="solid" draw:fill-color="#ffffff" draw:textarea-vertical-align="middle" draw:auto-grow-height="false" draw:fit-to-size="false" style:shrink-to-fit="false" fo:min-height="1.194cm" fo:min-width="3.199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Default_5f_1" style:list-style-name="L2">
      <style:graphic-properties draw:stroke="solid" svg:stroke-width="0.044cm" svg:stroke-color="#62a39f" draw:fill="solid" draw:fill-color="#ffffff" draw:textarea-vertical-align="middle" draw:auto-grow-height="false" draw:fit-to-size="false" style:shrink-to-fit="false" fo:min-height="1.194cm" fo:min-width="2.743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Default_5f_1" style:list-style-name="L3">
      <style:graphic-properties draw:stroke="solid" svg:stroke-width="0.044cm" svg:stroke-color="#000000" draw:fill="solid" draw:fill-color="#2f663e" draw:textarea-vertical-align="middle" draw:auto-grow-height="false" draw:fit-to-size="false" style:shrink-to-fit="false" fo:min-height="1.194cm" fo:min-width="2.743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Default_5f_1">
      <style:graphic-properties draw:stroke="solid" svg:stroke-width="0.106cm" svg:stroke-color="#1cade4" draw:marker-end="msArrowStealthEnd_20_9" draw:marker-end-width="0.53cm" draw:marker-end-center="false" draw:fill="none" draw:textarea-vertical-align="top" draw:auto-grow-height="false" fo:min-height="0cm" fo:min-width="0.897cm" fo:padding-top="0.125cm" fo:padding-bottom="0.125cm" fo:padding-left="0.25cm" fo:padding-right="0.25cm" fo:wrap-option="wrap"/>
    </style:style>
    <style:style style:name="gr7" style:family="graphic" style:parent-style-name="Default_5f_1">
      <style:graphic-properties draw:stroke="solid" svg:stroke-width="0.106cm" svg:stroke-color="#1cade4" draw:marker-end="msArrowStealthEnd_20_9" draw:marker-end-width="0.53cm" draw:marker-end-center="false" draw:fill="none" draw:textarea-vertical-align="top" draw:auto-grow-height="false" fo:min-height="0cm" fo:min-width="0.901cm" fo:padding-top="0.125cm" fo:padding-bottom="0.125cm" fo:padding-left="0.25cm" fo:padding-right="0.25cm" fo:wrap-option="wrap"/>
    </style:style>
    <style:style style:name="gr8" style:family="graphic" style:parent-style-name="Default_5f_1">
      <style:graphic-properties draw:stroke="solid" svg:stroke-width="0.106cm" svg:stroke-color="#1cade4" draw:marker-end="msArrowStealthEnd_20_9" draw:marker-end-width="0.53cm" draw:marker-end-center="false" draw:fill="none" draw:textarea-vertical-align="top" draw:auto-grow-height="false" fo:min-height="0cm" fo:min-width="0.443cm" fo:padding-top="0.125cm" fo:padding-bottom="0.125cm" fo:padding-left="0.25cm" fo:padding-right="0.25cm" fo:wrap-option="wrap"/>
    </style:style>
    <style:style style:name="gr9" style:family="graphic" style:parent-style-name="Default_5f_1">
      <style:graphic-properties draw:stroke="solid" svg:stroke-width="0.106cm" svg:stroke-color="#1cade4" draw:marker-end="msArrowStealthEnd_20_9" draw:marker-end-width="0.53cm" draw:marker-end-center="false" draw:fill="none" draw:textarea-vertical-align="top" draw:auto-grow-height="false" fo:min-height="18.95cm" fo:min-width="0cm" fo:padding-top="0.125cm" fo:padding-bottom="0.125cm" fo:padding-left="0.25cm" fo:padding-right="0.25cm" fo:wrap-option="wrap"/>
    </style:style>
    <style:style style:name="gr10" style:family="graphic" style:parent-style-name="Default_5f_1" style:list-style-name="L2">
      <style:graphic-properties draw:stroke="solid" svg:stroke-width="0.044cm" svg:stroke-color="#62a39f" draw:fill="solid" draw:fill-color="#ffffff" draw:textarea-vertical-align="middle" draw:auto-grow-height="false" draw:fit-to-size="false" style:shrink-to-fit="false" fo:min-height="1.015cm" fo:min-width="3.167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Default_5f_1" style:list-style-name="L3">
      <style:graphic-properties draw:stroke="solid" svg:stroke-width="0.044cm" svg:stroke-color="#000000" draw:fill="solid" draw:fill-color="#2f663e" draw:textarea-vertical-align="middle" draw:auto-grow-height="false" draw:fit-to-size="false" style:shrink-to-fit="false" fo:min-height="0.832cm" fo:min-width="2.58cm" fo:padding-top="0.125cm" fo:padding-bottom="0.125cm" fo:padding-left="0.25cm" fo:padding-right="0.25cm" fo:wrap-option="wrap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12pt" style:font-size-asian="12pt" style:font-size-complex="12pt"/>
    </style:style>
    <style:style style:name="P2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2pt" style:font-size-complex="12pt"/>
    </style:style>
    <style:style style:name="P3" style:family="paragraph">
      <loext:graphic-properties draw:fill="solid" draw:fill-color="#2f663e"/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 style:punctuation-wrap="hanging" style:writing-mode="lr-tb"/>
    </style:style>
    <style:style style:name="P6" style:family="paragraph">
      <loext:graphic-properties draw:fill="solid" draw:fill-color="#2f663e"/>
      <style:paragraph-properties fo:margin-top="0cm" fo:margin-bottom="0cm" fo:line-height="100%" fo:text-align="center" style:punctuation-wrap="hanging" style:writing-mode="lr-tb" style:font-independent-line-spacing="true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w Cen MT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w Cen MT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name="3 Proceso alternativo" draw:style-name="gr1" draw:text-style-name="P2" draw:layer="layout" svg:width="3.399cm" svg:height="1.6cm" svg:x="1.023cm" svg:y="7.874cm">
          <text:p text:style-name="P1"><text:span text:style-name="T1">Astelehena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4 Proceso alternativo_1" draw:style-name="gr2" draw:text-style-name="P2" draw:layer="layout" svg:width="3.399cm" svg:height="1.6cm" svg:x="5.821cm" svg:y="7.874cm">
          <text:p text:style-name="P1"><text:span text:style-name="T1">Asteartea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5 Proceso alternativo_1" draw:style-name="gr3" draw:text-style-name="P2" draw:layer="layout" svg:width="3.855cm" svg:height="1.6cm" svg:x="10.623cm" svg:y="7.874cm">
          <text:p text:style-name="P1"><text:span text:style-name="T1">Asteazkena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6 Proceso alternativo_1" draw:style-name="gr4" draw:text-style-name="P2" draw:layer="layout" svg:width="3.399cm" svg:height="1.6cm" svg:x="15.421cm" svg:y="7.874cm">
          <text:p text:style-name="P1"><text:span text:style-name="T1">Osteguna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7 Proceso alternativo_1" draw:style-name="gr5" draw:text-style-name="P3" draw:layer="layout" svg:width="3.399cm" svg:height="1.6cm" svg:x="20.223cm" svg:y="7.874cm">
          <text:p text:style-name="P1"><text:span text:style-name="T2">Ostirala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11 Conector recto de flecha_1" draw:style-name="gr6" draw:text-style-name="P4" draw:layer="layout" svg:width="1.397cm" svg:height="0.001cm" svg:x="4.423cm" svg:y="8.6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13 Conector recto de flecha_1" draw:style-name="gr7" draw:text-style-name="P4" draw:layer="layout" svg:width="1.401cm" svg:height="0.001cm" svg:x="9.221cm" svg:y="8.6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15 Conector recto de flecha_1" draw:style-name="gr8" draw:text-style-name="P4" draw:layer="layout" svg:width="0.943cm" svg:height="0.001cm" svg:x="14.478cm" svg:y="8.6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17 Conector recto de flecha_1" draw:style-name="gr7" draw:text-style-name="P4" draw:layer="layout" svg:width="1.401cm" svg:height="0.001cm" svg:x="18.821cm" svg:y="8.6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19 Conector curvado_1" draw:style-name="gr9" draw:text-style-name="P4" draw:layer="layout" svg:width="0.034cm" svg:height="19.199cm" draw:transform="rotate (-1.5707963267949) translate (21.943cm 9.457cm)">
          <text:p/>
          <draw:enhanced-geometry draw:mirror-horizontal="false" draw:mirror-vertical="false" svg:viewBox="0 0 0 0" draw:text-areas="0 0 ?f5 ?f6" draw:type="ooxml-curvedConnector3" draw:modifiers="390001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21 Proceso alternativo_1" draw:style-name="gr10" draw:text-style-name="P2" draw:layer="layout" svg:width="3.803cm" svg:height="1.401cm" svg:x="1.023cm" svg:y="11.075cm">
          <text:p text:style-name="P1"><text:span text:style-name="T1">Kopia inkrementala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22 Proceso alternativo_1" draw:style-name="gr11" draw:text-style-name="P6" draw:layer="layout" svg:width="3.196cm" svg:height="1.198cm" svg:x="1.023cm" svg:y="12.676cm">
          <text:p text:style-name="P5"><text:span text:style-name="T3">Kopia osoa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presentation:notes draw:style-name="dp1">
          <draw:page-thumbnail draw:style-name="gr12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w Cen MT" svg:font-family="'Tw Cen MT'"/>
    <style:font-face style:name="Verdana1" svg:font-family="Verdan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4T13:42:49.229890780</meta:creation-date>
    <dc:date>2021-09-14T13:45:01.184305896</dc:date>
    <meta:editing-duration>PT2M11S</meta:editing-duration>
    <meta:editing-cycles>3</meta:editing-cycles>
    <meta:generator>LibreOffice/6.4.7.2$Linux_X86_64 LibreOffice_project/40$Build-2</meta:generator>
    <meta:document-statistic meta:object-count="35"/>
  </office:meta>
</office:document-meta>
</file>